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epentance; Yom Kippu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Penitence/</text:p>
      <text:p text:style-name="P7">[Hebrew]/</text:p>
      <text:p text:style-name="P7"/>
      <text:p text:style-name="P6">[Letterhead]</text:p>
      <text:p text:style-name="P7">S. MORAIS,/</text:p>
      <text:p text:style-name="P7">546 N. FIFTH STREET,/</text:p>
      <text:p text:style-name="P7">PHILADELPHIA.</text:p>
      <text:p text:style-name="P7"/>
      <text:p text:style-name="P6">[Page 1]</text:p>
      <text:p text:style-name="P6">Brethren. <text:s/>When I consider the solemnity of the/ occasion that brought us together, and the still more/ solemn day, which is now fast approaching, I/ cannot <text:span text:style-name="T2">but repeat to</text:span><text:span text:style-name="T3"> refrain from asking myself the question </text:span><text:span text:style-name="T2">asked</text:span><text:span text:style-name="T3"> which was </text:span><text:span text:style-name="T2">put</text:span><text:span text:style-name="T3">/ once put by a</text:span><text:span text:style-name="T2">n olden</text:span><text:span text:style-name="T3"> Hebrew Sage [Hebrew]/ "I wonder whether there can be found in this gene-/-ration any that is fit to reprove," for should </text:span><text:span text:style-name="T2">he</text:span><text:span text:style-name="T3">/ he tell his neighbor [Hebrew] "You ought/ to take out that splinter sticking in your teeth," the/ other might </text:span><text:span text:style-name="T2">retort</text:span><text:span text:style-name="T3"> resent </text:span><text:span text:style-name="T2">the censure</text:span><text:span text:style-name="T3"> what he thinks an insult, by answering [Hebrew]/ "remove that large piece of timber which I notice between/ your own eyes", meaning of course, as we would </text:span><text:span text:style-name="T2">com-</text:span><text:span text:style-name="T3">/ </text:span><text:span text:style-name="T2">-monly</text:span><text:span text:style-name="T3"> say in common talk: "those who live in glass houses should not/ throw stones." <text:s/>But </text:span><text:span text:style-name="T2">yet</text:span><text:span text:style-name="T3">, among the serious thoughts that/ crowd my mind always at this </text:span><text:span text:style-name="T2">season</text:span><text:span text:style-name="T3"> time of year, one spurs/ me on to speak. <text:s/>It is that not because I wish/ to pass off as immaculate, I admonish and exhort,/ but simply because I would fall short of </text:span><text:span text:style-name="T2">my</text:span><text:span text:style-name="T3"> </text:span><text:soft-page-break/><text:span text:style-name="T3">the duty,/ imposed upon me, if I kept silent. <text:s/>Let us then consider together/ how best we </text:span><text:span text:style-name="T2">may</text:span><text:span text:style-name="T3"> can employ a short time which may/ prove of </text:span><text:span text:style-name="T2">common</text:span><text:span text:style-name="T3"> mutual advantage./</text:span></text:p>
      <text:p text:style-name="P6"><text:span text:style-name="T3"/></text:p>
      <text:p text:style-name="P6"><text:span text:style-name="T3">[Page 2]</text:span></text:p>
      <text:p text:style-name="P6"><text:span text:style-name="T3">(Is there perchance any here who refuses my pro-/-position, because he can produce a stainless life,/ because he feels perfectly here that neither in thoughts,/ nor in words, nor in actions he has ever been guilty/ of a departure from the path of right? <text:s/>Why, if/ a being so extraordinarily blessed, exists in this as-/-semblage, let him come forward, we will give/ him the most prominent station that he may/ be fully heard. <text:s/>But, </text:span><text:span text:style-name="T2">be</text:span><text:span text:style-name="T3"> I assume that no one can flatter him-/-self to be an exception to that which the wisest/ of men discovered, viz: [Hebrew]/ [Hebrew] "A human being upon earth cannot be so/ righteous, as to do always good and not to sin." <text:s/>Nor/ does He who created us of flesh and blood, expect </text:span><text:span text:style-name="T2">such</text:span><text:span text:style-name="T3"> it of/ </text:span><text:span text:style-name="T2">a conduct from weak</text:span><text:span text:style-name="T3"> mortals. <text:s/>What He demands/ is that we try to </text:span><text:span text:style-name="T2">come</text:span><text:span text:style-name="T3"> draw ever nearer to </text:span><text:span text:style-name="T2">holiness</text:span><text:span text:style-name="T3"> righteousness He demands/ that when we have gone astray from the path leading/ to it, we retrace our steps and come back again to duty,/ and such is the object of the penitential days, as in-/-stituted by the Sages of Israel. <text:s/>For note this down brethren, [Hebrew]/ actually means "a return". <text:s/>Nine days have been/ granted us at this solemn season to search ourselves out, to find whether/</text:span></text:p>
      <text:p text:style-name="P6"><text:span text:style-name="T3"/></text:p>
      <text:p text:style-name="P6"><text:span text:style-name="T3">[Page 3]</text:span></text:p>
      <text:p text:style-name="P8">when Yom Kippur dans arrives<text:span text:style-name="T3"> when the tenth day dawns, we can honestly, con-/-sistently as Jews, stand before the all-seeing Father and/ exclaim [Hebrew] "Behold us, we have/ come back to Thee, for Thou art the Lord our God" (Should/ these nine days pass, while we still rush headlong/ after our usual faults, fasting and supplications on/ the tenth, would have no weight. <text:s/>So tell us our ancient/ Teachers [Hebrew]/ [Hebrew] "The fast which is not worthily/ kept, is like the empty sound of loud voices). <text:s/>If in/ thronging these sacred [?] on the day of atonement/ we are actuated by a sincere wish to implore forgive-/-ness for </text:span>past misdeeds the which<text:span text:style-name="T3"> whatever was faulty, in the past and to petition the Parent/ of good for His support in the future, let each of these pro-/-bationary days see us engaged in righting what/ has been wrong and adding to the number of our/ merits. <text:s/>So addresses us Isaiah in the name of / His master: "Wash yourselves, make yourselves clean,/ put away the evil of your doings from before my/ eyes, cease to do evil, learn to do good, seek judgment, relieve the op-/-pressed, judge the fatherless, plead for the widow,/</text:span></text:p>
      <text:p text:style-name="P8"><text:span text:style-name="T3"/></text:p>
      <text:p text:style-name="P8"><text:span text:style-name="T3">[Page 4]</text:span></text:p>
      <text:p text:style-name="P8"><text:span text:style-name="T3">then come and let us reason together, (saith the/ Lord) though your sins be as scarlet, they shall/ become as white as snow, though they be red/ like crimson, they shall become as wool "Let/ us reflect. <text:s/>You may have noticed that in the/ sentences just quoted, nine things are proposed/ </text:span>to us<text:span text:style-name="T3"> on the performance of which the entire re-/-mission of our transgressions is </text:span>made<text:span text:style-name="T3"> to depend/ [Hebrew] </text:span>Exclaims<text:span text:style-name="T3"> Cries out the man of God. <text:s/>Your hands/ have made the black stains, and they must </text:span>remove<text:span text:style-name="T3"> wipe off the/ </text:span>black<text:span text:style-name="T3"> dark spots. <text:s/>No vicarious agency is admitted in Israel. <text:s/>We ourselves must work out our salvation. <text:s/>No meditation, except our own correct proceedings. <text:s/>But, "how can I succeed?" says my brother, "I am/ by nature so prone to evil, that all my exertions/ will avail nothing." <text:s/>Don't believe it. <text:s/>To think/ so is </text:span>an insult<text:span text:style-name="T3"> to offend the Lord. <text:s/>Were it not in our/ power to improve, would we have been told [Hebrew]/ "Wash yourselves"? <text:s/>Had the Almighty </text:span>away<text:span text:style-name="T3"> far be the impious/ thought! <text:s/>Had he </text:span>given<text:span text:style-name="T3"> given us an inclination to/ go wrong that we might be lost beyond recovery,/ to what purpose would have been </text:span>his<text:span text:style-name="T3"> the ordinances of/ the Torah? <text:s/>Does He not repeatedly call on us </text:span>that<text:span text:style-name="T3"> in the volumes of Revelation to/ desist from our vicious practices? <text:s/>Useless would that/ admonition be, if we must perforce run after our own/</text:span></text:p>
      <text:p text:style-name="P8"><text:span text:style-name="T3"/></text:p>
      <text:p text:style-name="P8"><text:span text:style-name="T3">[Page 5]</text:span></text:p>
      <text:p text:style-name="P8"><text:span text:style-name="T3">evil counsel. <text:s/>Can an Israelite who has ever </text:span>read<text:span text:style-name="T3"> studied his/ Bible hold to a doctrine so </text:span>subversive of <text:soft-page-break/>society?<text:span text:style-name="T3"> destructive?/ <text:s/>I read again what Moses wrote in the name of the/ Most High "I take as witnesses this day the heavens/ and the earth [Inserted above: [Hebrew]], that I have set before you blessing/ and curse, life and death, choose therefore life, that/ you and your progeny may live for ever." <text:s/>It lies/ then in our own power, to live in righteousness and not to die in impiousness, to become as/ pure as the purest of mortals. <text:s/>Naturally, it is not/ at the first attempt that we can conquer the ene-/-my of our character-sin. <text:s/>In order to cure the leprosy/ of the Syrian general of old, a sevenfold </text:span>purification<text:span text:style-name="T3"> immersion/ in the water of the Jordan was prescribed, and that/ was to take away a bodily disease; </text:span>more than such<text:span text:style-name="T3"> a stronger appliance/ </text:span>procedure than that<text:span text:style-name="T3"> is needed to heal a spiritual malady./ <text:s/>Hence continues Isaiah [Hebrew] "make yourselves perfectly/ clean". <text:s/>It is by constant purifications that the moral/ </text:span>stains<text:span text:style-name="T3"> spots will ultimately disappear. <text:s/>If after having/ led a life of dissipation, we refrain once or twice/ or even seven times from indulging, </text:span>in<text:span text:style-name="T3"> we cannot boast/ of having entirely overcome our passions./</text:span></text:p>
      <text:p text:style-name="P8"><text:span text:style-name="T3"/></text:p>
      <text:p text:style-name="P8"><text:span text:style-name="T3">[Page 6]</text:span></text:p>
      <text:p text:style-name="P8"><text:span text:style-name="T3">We must become masters of </text:span>our inclinations, to<text:span text:style-name="T3"> the situation, so to speak,/ keep </text:span>thence<text:span text:style-name="T3"> our inclinations under; be ceaselessly on the alert, not/ to allow the </text:span>enemy<text:span text:style-name="T3"> insidious foe that we thought to have/ defeated, to attack us again. <text:s/>It would be a/ fatal indiscretion to let it lark </text:span>around<text:span text:style-name="T3"> in ambush./ <text:s/>Would we leave in our path a stumbling block/ which had repeatedly made us fall? <text:s/>Or would we/ voluntarily breathe a pestilential air which former-/-ly made us ill, for the simple reason that apparent-/-ly we have now entirely recovered? <text:s/>(Surely) we are/ not wiser than King Solomon; he also thought him-/-self proof against seductions say the Talmudists [Hebrew], but/ not withstanding the lesson of his father's suffering and/ humiliation he abandoned himself to sins of a similar/ nature to those that exposed David to shame, therefore our text reads [Hebrew]/ [Hebrew] "take away the evil of your doings (from before/ my eyes"). <text:s/>Remove the causes of your moral down-/-fall. <text:s/>No human regard, no fear of being taunted/ by those, whom we were in the habit of consort-/-ing with, should induce us to retain the vipers that/ consume</text:span>s<text:span text:style-name="T3"> our spiritual vitals. <text:s/>This one may/ say: "Don't you be so fastidious" why, you may/</text:span></text:p>
      <text:p text:style-name="P8"><text:span text:style-name="T3"/></text:p>
      <text:p text:style-name="P8"><text:span text:style-name="T3">[Page 7]</text:span></text:p>
      <text:p text:style-name="P8">compensate<text:span text:style-name="T3"> atone for your </text:span>indulging in worldly plea-<text:span text:style-name="T3"> escapades/ </text:span>-sures<text:span text:style-name="T3"> by some act of devotion"; another may tell/ us: "some external observances of your faith will/ </text:span>atone"<text:span text:style-name="T3"> procure you absolution for indulging in worldly pleasures," just as if we could compromise with/ truth, as if wrong would cease to be such, because/ we try to do something which is right. <text:s/>Suppose/ that at stated times we move our lips in prayers,/ will that </text:span>pardon our compensate for<text:span text:style-name="T3"> compensate for a villainous and blasphemous/ tongue? <text:s/>Or that while we abstain from forbidden/ food, we do not scruple eating up the wages of/ the laborer. <text:s/>Would that </text:span>please<text:span text:style-name="T3"> be to serve the God of righteous-/-ness? <text:s/>No [Hebrew] "Cease to do evil" continues/ the prophet. <text:s/>Give up your bad habits and chase/ away what turns you to </text:span>them vice<text:span text:style-name="T3"> sin. <text:s/>Nor does that/ suffice. <text:s/>A negative virtue is that which guards/ against misdeeds. <text:s/>A positive religion it is to act/ </text:span>morally<text:span text:style-name="T3"> soberly at home, </text:span>and<text:span text:style-name="T3"> morally abroad, and honestly, all circumstances, with all/ men. <text:s/></text:span>Do not say me if I<text:span text:style-name="T3"> "Fine preaching. <text:s/>It sounds well" I hear one say, "but were I to follow such directions </text:span>unde-<text:span text:style-name="T3">/ </text:span>viatingly<text:span text:style-name="T3"> to the letter, what sacrifices I would be obliged to make, and then my wealth </text:span>will not<text:span text:style-name="T3"> would never increase." <text:s/>Oh! my Brother. <text:s/>Look </text:span>Remem-<text:span text:style-name="T3">/ </text:span>-ber<text:span text:style-name="T3"> around and see the victims of dissoluteness. <text:s/>Remember above all/ the terrible denunciation of Jeremiah [Hebrew]/ [Hebrew]/</text:span></text:p>
      <text:p text:style-name="P8"><text:span text:style-name="T3"/></text:p>
      <text:p text:style-name="P8"><text:span text:style-name="T3">[Page 8]</text:span></text:p>
      <text:p text:style-name="P8"><text:span text:style-name="T3">"He that getteth riches and </text:span>be<text:span text:style-name="T3"> not by justice,/ shall leave them in the midst of his days, and/ in his latter end shall be considered low." <text:s/>Daily/ experience illustrates even very </text:span><text:span text:style-name="T4">to the letter</text:span><text:span text:style-name="T5"> the prediction/ of the inspired servant of God. <text:s/>Hence we are/ bid [Hebrew] "Learn to do good". <text:s/>Determine that/ none shall </text:span><text:span text:style-name="T6">have</text:span><text:span text:style-name="T5"> ever bring </text:span><text:span text:style-name="T6">to</text:span><text:span text:style-name="T5"> against you the charge/ </text:span><text:span text:style-name="T6">of immorality,</text:span><text:span text:style-name="T5"> of insobriety, of wantonness, of fraudulence, of chicanery, of subterfuge, of double/ dealing; resolve that </text:span><text:span text:style-name="T6">integrity</text:span><text:span text:style-name="T5"> morality shall be your badge, </text:span><text:soft-page-break/><text:span text:style-name="T5">veracity/ the girdle of your loins, for that will give your strength,/ </text:span><text:span text:style-name="T6">and ennoble your existence</text:span><text:span text:style-name="T5"> uplifting your character heaven-/-ward. <text:s/>And although </text:span><text:span text:style-name="T6">Isaiah</text:span><text:span text:style-name="T5"> when Isaiah recommended/ </text:span><text:span text:style-name="T6">[Hebrew]</text:span><text:span text:style-name="T5"> to "seek judgment" [Hebrew] he doubtless addressed/ himself to persons clothed with judicial powers, the/ prophetic imparting may nevertheless be enjoined upon each of us with/ great propriety. <text:s/>Too apt we are to deviate from/ it in our daily intercourse. <text:s/>Often we pervert judg-/-ment when we condemn our neighbors for a word/ he may have incautiously spoken, for an action,/ which, however objectionable, did not spring from/ a vile motive. <text:s/>At times the ambition to be/ considered learned among the ignorant, will/</text:span></text:p>
      <text:p text:style-name="P8"><text:span text:style-name="T5"/></text:p>
      <text:p text:style-name="P8"><text:span text:style-name="T5">[Page 9]</text:span></text:p>
      <text:p text:style-name="P8"><text:span text:style-name="T5">goad us on to </text:span><text:span text:style-name="T6">bettl</text:span><text:span text:style-name="T5"> belittle others, a heinous/ offence is that [Hebrew], which, in the/ mind of our Rabbis, forfeits God's pardon./ <text:s/>Surely it would pain us greatly to hear/ our character aspersed, and do we believe/ our neighbor less alive to his dearest interests--/ the upholding </text:span><text:span text:style-name="T6">h</text:span><text:span text:style-name="T5"> of his fair name? <text:s/>Admitting even that/ his conduct reflects upon him, does it justify/ our publishing his errors? <text:s/>Who assures us that/ we may well never become guilty of the same/ faults he committed? <text:s/>We may at present be free/ from them, but with a nature so frail, with a/ knowledge so limited, surrounded by many entice-/ments, are we certain always to come off victorious/ in the battles against sin and vice? <text:s/>No one/ could have foretold that Jedoash, who at the/ dawn of his reign had labored diligently to/ restore the Temple to its </text:span><text:span text:style-name="T6">n</text:span><text:span text:style-name="T5"> magnificence, would/ one day, in order to satisfy an ambitions foe,/ strip the holy place of its riches; (or that Jehu/ who destroyed the altar of Baal, would </text:span><text:span text:style-name="T6">on</text:span><text:span text:style-name="T5"> even-/-tually bend the knee </text:span><text:span text:style-name="T6">f</text:span><text:span text:style-name="T5"> beofre the idol.) yet,/</text:span></text:p>
      <text:p text:style-name="P8"><text:span text:style-name="T5"/></text:p>
      <text:p text:style-name="P8"><text:span text:style-name="T5">[Page 10]</text:span></text:p>
      <text:p text:style-name="P8"><text:span text:style-name="T5">history records that melancholy fact. <text:s/>Let us/ not then deny to others what we might one day/ need our own selves,--indulgence for our shortcomings./ <text:s/>But more is demanded at our hands. <text:s/>However praise-/-worthy a sense of justice must always be; though/ it is a virtue binding society together, still pity,/ loving kindness, charity are sentiments </text:span><text:span text:style-name="T6">are</text:span><text:span text:style-name="T5"> more ennobling, better calculated to hold mortals together </text:span><text:span text:style-name="T6">more loftily</text:span><text:span text:style-name="T5"> and fitter/ </text:span><text:span text:style-name="T6">to bring us closer to</text:span><text:span text:style-name="T5"> to work out a reconciliation with the pardoning Lord, and bring us closer to the source of all perfection./</text:span></text:p>
      <text:p text:style-name="P8"><text:span text:style-name="T5">"Relieve the oppressed" we are asked: [Hebrew] Do not stand/ idle while your fellow creature is being dealt foully/ with; hasten to his assistance, afford him </text:span><text:span text:style-name="T6">your</text:span><text:span text:style-name="T5"> a/ brotherly advice, and if he be fatherless, </text:span><text:span text:style-name="T6">be</text:span><text:span text:style-name="T5"> level/ down the path on which </text:span><text:span text:style-name="T6">he may</text:span><text:span text:style-name="T5"> he may proceed/ to the attainment of what renders existence </text:span><text:span text:style-name="T6">plea-</text:span><text:span text:style-name="T5">/ </text:span><text:span text:style-name="T6">-surable</text:span><text:span text:style-name="T5"> a blessing and not a curse for the want/ of a humane guidance [Hebrew] are the/ concluding admonitions of the inspired son of/ Amoz, imposing upon us the solemn duty of/ preventing deliberate wrong being done to the weak/ and the powerless, represented int our text by the orphan and/ the widow in a state </text:span><text:span text:style-name="T6">of destitution requiring</text:span><text:span text:style-name="T5"> calling for help./ [Hebrew]/</text:span></text:p>
      <text:p text:style-name="P8"><text:span text:style-name="T5"/></text:p>
      <text:p text:style-name="P8"><text:span text:style-name="T5">[Page 11]</text:span></text:p>
      <text:p text:style-name="P8"><text:span text:style-name="T6">goad us on to belittle others, as impure heinous of-/fense is that [Hebrew], which, in the mind/ of our Rabbis, forfeits God's pardon. <text:s/>Surely it would/ pain us greatly to hear our name aspersed, do we/ believe our neighbor less alive to the interests of his/ own character?</text:span><text:span text:style-name="T5">/</text:span></text:p>
      <text:p text:style-name="P8"><text:span text:style-name="T5">Now, brethren, if the intervening period between/ </text:span><text:span text:style-name="T4">Rosh Hashanah</text:span><text:span text:style-name="T5"> and </text:span><text:span text:style-name="T4">Yom Kippur</text:span><text:span text:style-name="T5">, will/ see us engaged in carrying out Isaiah's/ exhortations, straightening our course, if crooked,/ moving fast on in the way of rectitude, holding/ out our hands to raise the fallen, to aid/ the poor, to build up again religion as outlined/ by the prophets and sages of Israel, then we/ shall stand before God arrayed in spotlessness [Hebrew]/ and the shofar blast which announces the dying/ out of the </text:span><text:span text:style-name="T6">tremend</text:span><text:span text:style-name="T5"> awe inspiring day, shall/ </text:span><text:span text:style-name="T6">[?]</text:span><text:span text:style-name="T5"> thrill </text:span><text:span text:style-name="T6">you with</text:span><text:span text:style-name="T5"> us all with the joyous/ </text:span><text:span text:style-name="T6">tidings</text:span><text:span text:style-name="T5"> belief that </text:span><text:span text:style-name="T6">a life of</text:span><text:span text:style-name="T5"> happiness has been/ allotted to the penitent here, and a life of/ ineffable delights hereafter./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7T11:24:07.69</meta:creation-date>
    <meta:document-statistic meta:table-count="0" meta:image-count="0" meta:object-count="0" meta:page-count="5" meta:paragraph-count="91" meta:word-count="2473" meta:character-count="14697"/>
    <dc:date>2012-06-27T13:50:21.23</dc:date>
    <dc:creator>Penn Libraries</dc:creator>
    <meta:editing-duration>PT00H03M10S</meta:editing-duration>
    <meta:editing-cycles>1</meta:editing-cycles>
    <meta:generator>OpenOffice.org/3.2$Win32 OpenOffice.org_project/320m12$Build-9483</meta:generator>
  </office:meta>
</office:document-meta>
</file>